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itle" style:master-page-name="First_20_Page">
      <style:paragraph-properties style:page-number="auto"/>
    </style:style>
    <style:style style:name="P4" style:family="paragraph" style:parent-style-name="Heading_20_1">
      <style:paragraph-properties fo:break-before="page"/>
      <style:text-properties officeooo:rsid="000cc708" officeooo:paragraph-rsid="000cc708"/>
    </style:style>
    <style:style style:name="P5" style:family="paragraph" style:parent-style-name="Text_20_body" style:list-style-name="List_20_4">
      <style:text-properties fo:font-weight="bold" officeooo:rsid="000cc708" officeooo:paragraph-rsid="000cc708" style:font-weight-asian="bold" style:font-weight-complex="bold"/>
    </style:style>
    <style:style style:name="P6" style:family="paragraph" style:parent-style-name="Text_20_body" style:list-style-name="List_20_4">
      <style:text-properties fo:font-weight="bold" officeooo:rsid="000e98b6" officeooo:paragraph-rsid="000e98b6" style:font-weight-asian="bold" style:font-weight-complex="bold"/>
    </style:style>
    <style:style style:name="P7" style:family="paragraph" style:parent-style-name="Text_20_body" style:list-style-name="List_20_4">
      <style:text-properties fo:font-weight="bold" officeooo:rsid="00166f5a" officeooo:paragraph-rsid="00166f5a" style:font-weight-asian="bold" style:font-weight-complex="bold"/>
    </style:style>
    <style:style style:name="P8" style:family="paragraph" style:parent-style-name="Text_20_body" style:list-style-name="List_20_4">
      <style:text-properties fo:font-weight="bold" officeooo:rsid="001b4e1d" officeooo:paragraph-rsid="001b4e1d" style:font-weight-asian="bold" style:font-weight-complex="bold"/>
    </style:style>
    <style:style style:name="P9" style:family="paragraph" style:parent-style-name="Text_20_body" style:list-style-name="List_20_4">
      <style:text-properties fo:font-weight="bold" officeooo:rsid="001b4e1d" officeooo:paragraph-rsid="0025da3f" style:font-weight-asian="bold" style:font-weight-complex="bold"/>
    </style:style>
    <style:style style:name="P10" style:family="paragraph" style:parent-style-name="Text_20_body" style:list-style-name="List_20_4">
      <style:text-properties fo:font-weight="bold" officeooo:rsid="001b4e1d" officeooo:paragraph-rsid="0028c1be" style:font-weight-asian="bold" style:font-weight-complex="bold"/>
    </style:style>
    <style:style style:name="P11" style:family="paragraph" style:parent-style-name="Text_20_body" style:list-style-name="List_20_4">
      <style:text-properties fo:font-weight="bold" officeooo:rsid="001b4e1d" officeooo:paragraph-rsid="002aa2ee" style:font-weight-asian="bold" style:font-weight-complex="bold"/>
    </style:style>
    <style:style style:name="P12" style:family="paragraph" style:parent-style-name="Text_20_body" style:list-style-name="List_20_4">
      <style:text-properties fo:font-weight="bold" officeooo:rsid="001b4e1d" officeooo:paragraph-rsid="0035ab62" style:font-weight-asian="bold" style:font-weight-complex="bold"/>
    </style:style>
    <style:style style:name="P13" style:family="paragraph" style:parent-style-name="Text_20_body" style:list-style-name="List_20_4">
      <style:text-properties fo:font-weight="bold" officeooo:rsid="001b4e1d" officeooo:paragraph-rsid="003a2ff2" style:font-weight-asian="bold" style:font-weight-complex="bold"/>
    </style:style>
    <style:style style:name="P14" style:family="paragraph" style:parent-style-name="Text_20_body" style:list-style-name="List_20_4">
      <style:text-properties fo:font-weight="bold" officeooo:rsid="001b4e1d" officeooo:paragraph-rsid="003d5b5f" style:font-weight-asian="bold" style:font-weight-complex="bold"/>
    </style:style>
    <style:style style:name="P15" style:family="paragraph" style:parent-style-name="Text_20_body" style:list-style-name="List_20_4">
      <style:text-properties fo:font-weight="bold" officeooo:rsid="001b4e1d" officeooo:paragraph-rsid="003fed2c" style:font-weight-asian="bold" style:font-weight-complex="bold"/>
    </style:style>
    <style:style style:name="P16" style:family="paragraph" style:parent-style-name="Text_20_body" style:list-style-name="List_20_4">
      <style:text-properties fo:font-weight="bold" officeooo:rsid="001b4e1d" officeooo:paragraph-rsid="0041911e" style:font-weight-asian="bold" style:font-weight-complex="bold"/>
    </style:style>
    <style:style style:name="P17" style:family="paragraph" style:parent-style-name="Text_20_body" style:list-style-name="List_20_4">
      <style:text-properties fo:font-weight="bold" officeooo:rsid="001b4e1d" officeooo:paragraph-rsid="00433737" style:font-weight-asian="bold" style:font-weight-complex="bold"/>
    </style:style>
    <style:style style:name="P18" style:family="paragraph" style:parent-style-name="Text_20_body" style:list-style-name="List_20_4">
      <style:text-properties fo:font-weight="bold" officeooo:rsid="001b4e1d" officeooo:paragraph-rsid="00485c42" style:font-weight-asian="bold" style:font-weight-complex="bold"/>
    </style:style>
    <style:style style:name="P19" style:family="paragraph" style:parent-style-name="Text_20_body" style:list-style-name="List_20_4">
      <style:text-properties fo:font-weight="bold" officeooo:rsid="001b4e1d" officeooo:paragraph-rsid="004cd1f6" style:font-weight-asian="bold" style:font-weight-complex="bold"/>
    </style:style>
    <style:style style:name="P20" style:family="paragraph" style:parent-style-name="Text_20_body" style:list-style-name="List_20_4">
      <style:text-properties fo:font-weight="bold" officeooo:rsid="001b4e1d" officeooo:paragraph-rsid="00524cd2" style:font-weight-asian="bold" style:font-weight-complex="bold"/>
    </style:style>
    <style:style style:name="P21" style:family="paragraph" style:parent-style-name="Text_20_body" style:list-style-name="List_20_4">
      <style:text-properties fo:font-weight="bold" officeooo:rsid="001b4e1d" officeooo:paragraph-rsid="0056c7df" style:font-weight-asian="bold" style:font-weight-complex="bold"/>
    </style:style>
    <style:style style:name="P22" style:family="paragraph" style:parent-style-name="Text_20_body" style:list-style-name="List_20_4">
      <style:text-properties fo:font-weight="bold" officeooo:rsid="001b4e1d" officeooo:paragraph-rsid="00557398" style:font-weight-asian="bold" style:font-weight-complex="bold"/>
    </style:style>
    <style:style style:name="P23" style:family="paragraph" style:parent-style-name="Text_20_body" style:list-style-name="List_20_4">
      <style:text-properties fo:font-weight="bold" officeooo:rsid="001b4e1d" officeooo:paragraph-rsid="00577902" style:font-weight-asian="bold" style:font-weight-complex="bold"/>
    </style:style>
    <style:style style:name="P24" style:family="paragraph" style:parent-style-name="Text_20_body" style:list-style-name="List_20_4">
      <style:text-properties fo:font-weight="bold" officeooo:rsid="001b4e1d" officeooo:paragraph-rsid="0058e407" style:font-weight-asian="bold" style:font-weight-complex="bold"/>
    </style:style>
    <style:style style:name="P25" style:family="paragraph" style:parent-style-name="Text_20_body" style:list-style-name="List_20_4">
      <style:text-properties fo:font-weight="bold" officeooo:rsid="001b4e1d" officeooo:paragraph-rsid="0059cd66" style:font-weight-asian="bold" style:font-weight-complex="bold"/>
    </style:style>
    <style:style style:name="P26" style:family="paragraph" style:parent-style-name="Text_20_body" style:list-style-name="List_20_4">
      <style:text-properties fo:font-weight="bold" officeooo:rsid="001b4e1d" officeooo:paragraph-rsid="005af177" style:font-weight-asian="bold" style:font-weight-complex="bold"/>
    </style:style>
    <style:style style:name="P27" style:family="paragraph" style:parent-style-name="Text_20_body" style:list-style-name="List_20_4">
      <style:text-properties fo:font-weight="bold" officeooo:rsid="001b4e1d" officeooo:paragraph-rsid="005ca0da" style:font-weight-asian="bold" style:font-weight-complex="bold"/>
    </style:style>
    <style:style style:name="P28" style:family="paragraph" style:parent-style-name="Text_20_body" style:list-style-name="List_20_4">
      <style:text-properties fo:font-weight="bold" officeooo:rsid="001b4e1d" officeooo:paragraph-rsid="005f8ae8" style:font-weight-asian="bold" style:font-weight-complex="bold"/>
    </style:style>
    <style:style style:name="P29" style:family="paragraph" style:parent-style-name="Text_20_body" style:list-style-name="List_20_4">
      <style:text-properties fo:font-weight="bold" officeooo:rsid="001b4e1d" officeooo:paragraph-rsid="0060acbf" style:font-weight-asian="bold" style:font-weight-complex="bold"/>
    </style:style>
    <style:style style:name="P30" style:family="paragraph" style:parent-style-name="Text_20_body" style:list-style-name="List_20_4">
      <style:text-properties fo:font-weight="bold" officeooo:rsid="001b4e1d" officeooo:paragraph-rsid="00653aa0" style:font-weight-asian="bold" style:font-weight-complex="bold"/>
    </style:style>
    <style:style style:name="P31" style:family="paragraph" style:parent-style-name="Text_20_body" style:list-style-name="List_20_4">
      <style:text-properties fo:font-weight="bold" officeooo:rsid="001b4e1d" officeooo:paragraph-rsid="0067c4cd" style:font-weight-asian="bold" style:font-weight-complex="bold"/>
    </style:style>
    <style:style style:name="P32" style:family="paragraph" style:parent-style-name="Text_20_body" style:list-style-name="List_20_4">
      <style:text-properties fo:font-weight="bold" officeooo:rsid="001b4e1d" officeooo:paragraph-rsid="00685060" style:font-weight-asian="bold" style:font-weight-complex="bold"/>
    </style:style>
    <style:style style:name="P33" style:family="paragraph" style:parent-style-name="Text_20_body" style:list-style-name="List_20_4">
      <style:text-properties fo:font-weight="bold" officeooo:rsid="001b4e1d" officeooo:paragraph-rsid="006b31c7" style:font-weight-asian="bold" style:font-weight-complex="bold"/>
    </style:style>
    <style:style style:name="P34" style:family="paragraph" style:parent-style-name="Text_20_body" style:list-style-name="List_20_4">
      <style:text-properties fo:font-weight="bold" officeooo:rsid="001b4e1d" officeooo:paragraph-rsid="006d9a66" style:font-weight-asian="bold" style:font-weight-complex="bold"/>
    </style:style>
    <style:style style:name="P35" style:family="paragraph" style:parent-style-name="Text_20_body" style:list-style-name="List_20_4">
      <style:text-properties fo:font-weight="bold" officeooo:rsid="001b4e1d" officeooo:paragraph-rsid="0070a92c" style:font-weight-asian="bold" style:font-weight-complex="bold"/>
    </style:style>
    <style:style style:name="P36" style:family="paragraph" style:parent-style-name="Text_20_body" style:list-style-name="List_20_4">
      <style:text-properties fo:font-weight="bold" officeooo:rsid="001b4e1d" officeooo:paragraph-rsid="007694b3" style:font-weight-asian="bold" style:font-weight-complex="bold"/>
    </style:style>
    <style:style style:name="P37" style:family="paragraph" style:parent-style-name="Text_20_body" style:list-style-name="List_20_4">
      <style:text-properties fo:font-weight="bold" officeooo:rsid="001b4e1d" officeooo:paragraph-rsid="00774983" style:font-weight-asian="bold" style:font-weight-complex="bold"/>
    </style:style>
    <style:style style:name="P38" style:family="paragraph" style:parent-style-name="Text_20_body" style:list-style-name="List_20_4">
      <style:text-properties fo:font-weight="bold" officeooo:rsid="001b4e1d" officeooo:paragraph-rsid="007b3be4" style:font-weight-asian="bold" style:font-weight-complex="bold"/>
    </style:style>
    <style:style style:name="P39" style:family="paragraph" style:parent-style-name="Text_20_body" style:list-style-name="List_20_4">
      <style:text-properties fo:font-weight="bold" officeooo:rsid="001b4e1d" officeooo:paragraph-rsid="007e56aa" style:font-weight-asian="bold" style:font-weight-complex="bold"/>
    </style:style>
    <style:style style:name="P40" style:family="paragraph" style:parent-style-name="Text_20_body" style:list-style-name="List_20_4">
      <style:text-properties fo:font-weight="bold" officeooo:rsid="001b4e1d" officeooo:paragraph-rsid="00824a61" style:font-weight-asian="bold" style:font-weight-complex="bold"/>
    </style:style>
    <style:style style:name="P41" style:family="paragraph" style:parent-style-name="Text_20_body" style:list-style-name="List_20_4">
      <style:text-properties fo:font-weight="bold" officeooo:rsid="001b4e1d" officeooo:paragraph-rsid="0087284f" style:font-weight-asian="bold" style:font-weight-complex="bold"/>
    </style:style>
    <style:style style:name="P42" style:family="paragraph" style:parent-style-name="Text_20_body" style:list-style-name="List_20_4">
      <style:text-properties fo:font-weight="bold" officeooo:rsid="003a2ff2" officeooo:paragraph-rsid="003a2ff2" style:font-weight-asian="bold" style:font-weight-complex="bold"/>
    </style:style>
    <style:style style:name="P43" style:family="paragraph" style:parent-style-name="Text_20_body" style:list-style-name="List_20_4">
      <style:text-properties fo:font-weight="bold" officeooo:rsid="003d00a6" officeooo:paragraph-rsid="003d00a6" style:font-weight-asian="bold" style:font-weight-complex="bold"/>
    </style:style>
    <style:style style:name="P44" style:family="paragraph" style:parent-style-name="Text_20_body" style:list-style-name="List_20_4">
      <style:text-properties fo:font-weight="bold" officeooo:rsid="00653aa0" officeooo:paragraph-rsid="00653aa0" style:font-weight-asian="bold" style:font-weight-complex="bold"/>
    </style:style>
    <style:style style:name="P45" style:family="paragraph" style:parent-style-name="Text_20_body">
      <style:paragraph-properties fo:break-before="page"/>
      <style:text-properties fo:font-weight="bold" officeooo:rsid="007e56aa" officeooo:paragraph-rsid="007e56aa" style:font-weight-asian="bold" style:font-weight-complex="bold"/>
    </style:style>
    <style:style style:name="P46" style:family="paragraph" style:parent-style-name="Text_20_body" style:list-style-name="List_20_4">
      <style:text-properties officeooo:rsid="000cc708" officeooo:paragraph-rsid="000cc708"/>
    </style:style>
    <style:style style:name="P47" style:family="paragraph" style:parent-style-name="Text_20_body" style:list-style-name="List_20_4">
      <style:text-properties officeooo:rsid="000cc708" officeooo:paragraph-rsid="000e98b6"/>
    </style:style>
    <style:style style:name="P48" style:family="paragraph" style:parent-style-name="Text_20_body" style:list-style-name="List_20_4">
      <style:text-properties officeooo:rsid="000e98b6" officeooo:paragraph-rsid="000e98b6"/>
    </style:style>
    <style:style style:name="P49" style:family="paragraph" style:parent-style-name="Text_20_body" style:list-style-name="List_20_4">
      <style:text-properties officeooo:rsid="000f3ad8" officeooo:paragraph-rsid="000f3ad8"/>
    </style:style>
    <style:style style:name="P50" style:family="paragraph" style:parent-style-name="Text_20_body" style:list-style-name="List_20_4">
      <style:text-properties officeooo:rsid="00103dd6" officeooo:paragraph-rsid="001e4caa"/>
    </style:style>
    <style:style style:name="P51" style:family="paragraph" style:parent-style-name="Text_20_body" style:list-style-name="List_20_4">
      <style:text-properties officeooo:rsid="00103dd6" officeooo:paragraph-rsid="00103dd6"/>
    </style:style>
    <style:style style:name="P52" style:family="paragraph" style:parent-style-name="Text_20_body" style:list-style-name="List_20_4">
      <style:text-properties officeooo:rsid="0014829a" officeooo:paragraph-rsid="0014829a"/>
    </style:style>
    <style:style style:name="P53" style:family="paragraph" style:parent-style-name="Text_20_body" style:list-style-name="List_20_4">
      <style:text-properties officeooo:rsid="00166f5a" officeooo:paragraph-rsid="00166f5a"/>
    </style:style>
    <style:style style:name="P54" style:family="paragraph" style:parent-style-name="Text_20_body" style:list-style-name="List_20_4">
      <style:text-properties fo:color="#00a933" loext:opacity="100%" officeooo:rsid="001ed753" officeooo:paragraph-rsid="001ed753"/>
    </style:style>
    <style:style style:name="P55" style:family="paragraph" style:parent-style-name="Text_20_body" style:list-style-name="List_20_4">
      <style:text-properties fo:color="#00a933" loext:opacity="100%" officeooo:rsid="001cda26" officeooo:paragraph-rsid="001cda26"/>
    </style:style>
    <style:style style:name="P56" style:family="paragraph" style:parent-style-name="Text_20_body" style:list-style-name="List_20_4">
      <style:text-properties fo:color="#00a933" loext:opacity="100%" officeooo:rsid="0021e91c" officeooo:paragraph-rsid="0021e91c"/>
    </style:style>
    <style:style style:name="P57" style:family="paragraph" style:parent-style-name="Text_20_body" style:list-style-name="List_20_4">
      <style:text-properties fo:color="#00a933" loext:opacity="100%" officeooo:rsid="00240867" officeooo:paragraph-rsid="00240867"/>
    </style:style>
    <style:style style:name="P58" style:family="paragraph" style:parent-style-name="Text_20_body" style:list-style-name="List_20_4">
      <style:text-properties officeooo:rsid="00197e5f" officeooo:paragraph-rsid="00197e5f"/>
    </style:style>
    <style:style style:name="P59" style:family="paragraph" style:parent-style-name="Text_20_body" style:list-style-name="List_20_4">
      <style:text-properties officeooo:rsid="0018937b" officeooo:paragraph-rsid="0018937b"/>
    </style:style>
    <style:style style:name="P60" style:family="paragraph" style:parent-style-name="Text_20_body" style:list-style-name="List_20_4">
      <style:text-properties officeooo:rsid="001cda26" officeooo:paragraph-rsid="001cda26"/>
    </style:style>
    <style:style style:name="P61" style:family="paragraph" style:parent-style-name="Text_20_body" style:list-style-name="List_20_4">
      <style:text-properties style:use-window-font-color="true" loext:opacity="0%" officeooo:rsid="00240867" officeooo:paragraph-rsid="00240867"/>
    </style:style>
    <style:style style:name="P62" style:family="paragraph" style:parent-style-name="Text_20_body" style:list-style-name="List_20_4">
      <style:text-properties fo:font-weight="normal" officeooo:rsid="0025da3f" officeooo:paragraph-rsid="0025da3f" style:font-weight-asian="normal" style:font-weight-complex="normal"/>
    </style:style>
    <style:style style:name="P63" style:family="paragraph" style:parent-style-name="Text_20_body" style:list-style-name="List_20_4">
      <style:text-properties fo:font-weight="normal" officeooo:rsid="00279148" officeooo:paragraph-rsid="00279148" style:font-weight-asian="normal" style:font-weight-complex="normal"/>
    </style:style>
    <style:style style:name="P64" style:family="paragraph" style:parent-style-name="Text_20_body" style:list-style-name="List_20_4">
      <style:text-properties fo:font-weight="normal" officeooo:rsid="0027bdb8" officeooo:paragraph-rsid="0027bdb8" style:font-weight-asian="normal" style:font-weight-complex="normal"/>
    </style:style>
    <style:style style:name="P65" style:family="paragraph" style:parent-style-name="Text_20_body" style:list-style-name="List_20_4">
      <style:text-properties fo:font-weight="normal" officeooo:rsid="00290fb1" officeooo:paragraph-rsid="00290fb1" style:font-weight-asian="normal" style:font-weight-complex="normal"/>
    </style:style>
    <style:style style:name="P66" style:family="paragraph" style:parent-style-name="Text_20_body" style:list-style-name="List_20_4">
      <style:text-properties fo:font-weight="normal" officeooo:rsid="002a70c7" officeooo:paragraph-rsid="002a70c7" style:font-weight-asian="normal" style:font-weight-complex="normal"/>
    </style:style>
    <style:style style:name="P67" style:family="paragraph" style:parent-style-name="Text_20_body" style:list-style-name="List_20_4">
      <style:text-properties fo:font-weight="normal" officeooo:rsid="002aa2ee" officeooo:paragraph-rsid="002aa2ee" style:font-weight-asian="normal" style:font-weight-complex="normal"/>
    </style:style>
    <style:style style:name="P68" style:family="paragraph" style:parent-style-name="Text_20_body" style:list-style-name="List_20_4">
      <style:text-properties fo:font-weight="normal" officeooo:rsid="002b5840" officeooo:paragraph-rsid="002b5840" style:font-weight-asian="normal" style:font-weight-complex="normal"/>
    </style:style>
    <style:style style:name="P69" style:family="paragraph" style:parent-style-name="Text_20_body" style:list-style-name="List_20_4">
      <style:text-properties fo:font-weight="normal" officeooo:rsid="002c2755" officeooo:paragraph-rsid="002c2755" style:font-weight-asian="normal" style:font-weight-complex="normal"/>
    </style:style>
    <style:style style:name="P70" style:family="paragraph" style:parent-style-name="Text_20_body" style:list-style-name="List_20_4">
      <style:text-properties fo:font-weight="normal" officeooo:rsid="00349008" officeooo:paragraph-rsid="00349008" style:font-weight-asian="normal" style:font-weight-complex="normal"/>
    </style:style>
    <style:style style:name="P71" style:family="paragraph" style:parent-style-name="Text_20_body" style:list-style-name="List_20_4">
      <style:text-properties fo:font-weight="normal" officeooo:rsid="0035ab62" officeooo:paragraph-rsid="0035ab62" style:font-weight-asian="normal" style:font-weight-complex="normal"/>
    </style:style>
    <style:style style:name="P72" style:family="paragraph" style:parent-style-name="Text_20_body" style:list-style-name="List_20_4">
      <style:text-properties fo:font-weight="normal" officeooo:rsid="0037843c" officeooo:paragraph-rsid="0037843c" style:font-weight-asian="normal" style:font-weight-complex="normal"/>
    </style:style>
    <style:style style:name="P73" style:family="paragraph" style:parent-style-name="Text_20_body" style:list-style-name="List_20_4">
      <style:text-properties fo:font-weight="normal" officeooo:rsid="003a2ff2" officeooo:paragraph-rsid="003a2ff2" style:font-weight-asian="normal" style:font-weight-complex="normal"/>
    </style:style>
    <style:style style:name="P74" style:family="paragraph" style:parent-style-name="Text_20_body" style:list-style-name="List_20_4">
      <style:text-properties fo:font-weight="normal" officeooo:rsid="003d00a6" officeooo:paragraph-rsid="003d00a6" style:font-weight-asian="normal" style:font-weight-complex="normal"/>
    </style:style>
    <style:style style:name="P75" style:family="paragraph" style:parent-style-name="Text_20_body" style:list-style-name="List_20_4">
      <style:text-properties fo:font-weight="normal" officeooo:rsid="003d5b5f" officeooo:paragraph-rsid="003d5b5f" style:font-weight-asian="normal" style:font-weight-complex="normal"/>
    </style:style>
    <style:style style:name="P76" style:family="paragraph" style:parent-style-name="Text_20_body" style:list-style-name="List_20_4">
      <style:text-properties fo:font-weight="normal" officeooo:rsid="003fed2c" officeooo:paragraph-rsid="003fed2c" style:font-weight-asian="normal" style:font-weight-complex="normal"/>
    </style:style>
    <style:style style:name="P77" style:family="paragraph" style:parent-style-name="Text_20_body" style:list-style-name="List_20_4">
      <style:text-properties fo:font-weight="normal" officeooo:rsid="003fed2c" officeooo:paragraph-rsid="00415c13" style:font-weight-asian="normal" style:font-weight-complex="normal"/>
    </style:style>
    <style:style style:name="P78" style:family="paragraph" style:parent-style-name="Text_20_body" style:list-style-name="List_20_4">
      <style:text-properties fo:font-weight="normal" officeooo:rsid="0041174e" officeooo:paragraph-rsid="0041174e" style:font-weight-asian="normal" style:font-weight-complex="normal"/>
    </style:style>
    <style:style style:name="P79" style:family="paragraph" style:parent-style-name="Text_20_body" style:list-style-name="List_20_4">
      <style:text-properties fo:font-weight="normal" officeooo:rsid="0041174e" officeooo:paragraph-rsid="00415c13" style:font-weight-asian="normal" style:font-weight-complex="normal"/>
    </style:style>
    <style:style style:name="P80" style:family="paragraph" style:parent-style-name="Text_20_body" style:list-style-name="List_20_4">
      <style:text-properties fo:font-weight="normal" officeooo:rsid="0041911e" officeooo:paragraph-rsid="0041911e" style:font-weight-asian="normal" style:font-weight-complex="normal"/>
    </style:style>
    <style:style style:name="P81" style:family="paragraph" style:parent-style-name="Text_20_body" style:list-style-name="List_20_4">
      <style:text-properties fo:font-weight="normal" officeooo:rsid="00433737" officeooo:paragraph-rsid="00433737" style:font-weight-asian="normal" style:font-weight-complex="normal"/>
    </style:style>
    <style:style style:name="P82" style:family="paragraph" style:parent-style-name="Text_20_body" style:list-style-name="List_20_4">
      <style:text-properties fo:font-weight="normal" officeooo:rsid="00433737" officeooo:paragraph-rsid="00485c42" style:font-weight-asian="normal" style:font-weight-complex="normal"/>
    </style:style>
    <style:style style:name="P83" style:family="paragraph" style:parent-style-name="Text_20_body" style:list-style-name="List_20_4">
      <style:text-properties fo:font-weight="normal" officeooo:rsid="00433737" officeooo:paragraph-rsid="004d36e1" style:font-weight-asian="normal" style:font-weight-complex="normal"/>
    </style:style>
    <style:style style:name="P84" style:family="paragraph" style:parent-style-name="Text_20_body" style:list-style-name="List_20_4">
      <style:text-properties fo:font-weight="normal" officeooo:rsid="00433737" officeooo:paragraph-rsid="004da108" style:font-weight-asian="normal" style:font-weight-complex="normal"/>
    </style:style>
    <style:style style:name="P85" style:family="paragraph" style:parent-style-name="Text_20_body" style:list-style-name="List_20_4">
      <style:text-properties fo:font-weight="normal" officeooo:rsid="00433737" officeooo:paragraph-rsid="00524cd2" style:font-weight-asian="normal" style:font-weight-complex="normal"/>
    </style:style>
    <style:style style:name="P86" style:family="paragraph" style:parent-style-name="Text_20_body" style:list-style-name="List_20_4">
      <style:text-properties fo:font-weight="normal" officeooo:rsid="0046a85c" officeooo:paragraph-rsid="0046a85c" style:font-weight-asian="normal" style:font-weight-complex="normal"/>
    </style:style>
    <style:style style:name="P87" style:family="paragraph" style:parent-style-name="Text_20_body" style:list-style-name="List_20_4">
      <style:text-properties fo:font-weight="normal" officeooo:rsid="0046a85c" officeooo:paragraph-rsid="00485c42" style:font-weight-asian="normal" style:font-weight-complex="normal"/>
    </style:style>
    <style:style style:name="P88" style:family="paragraph" style:parent-style-name="Text_20_body" style:list-style-name="List_20_4">
      <style:text-properties fo:font-weight="normal" officeooo:rsid="0046a85c" officeooo:paragraph-rsid="004cd1f6" style:font-weight-asian="normal" style:font-weight-complex="normal"/>
    </style:style>
    <style:style style:name="P89" style:family="paragraph" style:parent-style-name="Text_20_body" style:list-style-name="List_20_4">
      <style:text-properties fo:font-weight="normal" officeooo:rsid="001b4e1d" officeooo:paragraph-rsid="00488366" style:font-weight-asian="normal" style:font-weight-complex="normal"/>
    </style:style>
    <style:style style:name="P90" style:family="paragraph" style:parent-style-name="Text_20_body" style:list-style-name="List_20_4">
      <style:text-properties fo:font-weight="normal" officeooo:rsid="004f432f" officeooo:paragraph-rsid="004f432f" style:font-weight-asian="normal" style:font-weight-complex="normal"/>
    </style:style>
    <style:style style:name="P91" style:family="paragraph" style:parent-style-name="Text_20_body" style:list-style-name="List_20_4">
      <style:text-properties fo:font-weight="normal" officeooo:rsid="004da108" officeooo:paragraph-rsid="004da108" style:font-weight-asian="normal" style:font-weight-complex="normal"/>
    </style:style>
    <style:style style:name="P92" style:family="paragraph" style:parent-style-name="Text_20_body" style:list-style-name="List_20_4">
      <style:text-properties fo:font-weight="normal" officeooo:rsid="004da108" officeooo:paragraph-rsid="00524cd2" style:font-weight-asian="normal" style:font-weight-complex="normal"/>
    </style:style>
    <style:style style:name="P93" style:family="paragraph" style:parent-style-name="Text_20_body" style:list-style-name="List_20_4">
      <style:text-properties fo:font-weight="normal" officeooo:rsid="00524cd2" officeooo:paragraph-rsid="00524cd2" style:font-weight-asian="normal" style:font-weight-complex="normal"/>
    </style:style>
    <style:style style:name="P94" style:family="paragraph" style:parent-style-name="Text_20_body" style:list-style-name="List_20_4">
      <style:text-properties fo:font-weight="normal" officeooo:rsid="0056c7df" officeooo:paragraph-rsid="0056c7df" style:font-weight-asian="normal" style:font-weight-complex="normal"/>
    </style:style>
    <style:style style:name="P95" style:family="paragraph" style:parent-style-name="Text_20_body" style:list-style-name="List_20_4">
      <style:text-properties fo:font-weight="normal" officeooo:rsid="00557398" officeooo:paragraph-rsid="00557398" style:font-weight-asian="normal" style:font-weight-complex="normal"/>
    </style:style>
    <style:style style:name="P96" style:family="paragraph" style:parent-style-name="Text_20_body" style:list-style-name="List_20_4">
      <style:text-properties fo:font-weight="normal" officeooo:rsid="00577902" officeooo:paragraph-rsid="00577902" style:font-weight-asian="normal" style:font-weight-complex="normal"/>
    </style:style>
    <style:style style:name="P97" style:family="paragraph" style:parent-style-name="Text_20_body" style:list-style-name="List_20_4">
      <style:text-properties fo:font-weight="normal" officeooo:rsid="0058e407" officeooo:paragraph-rsid="0058e407" style:font-weight-asian="normal" style:font-weight-complex="normal"/>
    </style:style>
    <style:style style:name="P98" style:family="paragraph" style:parent-style-name="Text_20_body" style:list-style-name="List_20_4">
      <style:text-properties fo:font-weight="normal" officeooo:rsid="0059cd66" officeooo:paragraph-rsid="0059cd66" style:font-weight-asian="normal" style:font-weight-complex="normal"/>
    </style:style>
    <style:style style:name="P99" style:family="paragraph" style:parent-style-name="Text_20_body" style:list-style-name="List_20_4">
      <style:text-properties fo:font-weight="normal" officeooo:rsid="005af177" officeooo:paragraph-rsid="005af177" style:font-weight-asian="normal" style:font-weight-complex="normal"/>
    </style:style>
    <style:style style:name="P100" style:family="paragraph" style:parent-style-name="Text_20_body" style:list-style-name="List_20_4">
      <style:text-properties fo:font-weight="normal" officeooo:rsid="005ca0da" officeooo:paragraph-rsid="005ca0da" style:font-weight-asian="normal" style:font-weight-complex="normal"/>
    </style:style>
    <style:style style:name="P101" style:family="paragraph" style:parent-style-name="Text_20_body" style:list-style-name="List_20_4">
      <style:text-properties fo:font-weight="normal" officeooo:rsid="005ee5da" officeooo:paragraph-rsid="005ee5da" style:font-weight-asian="normal" style:font-weight-complex="normal"/>
    </style:style>
    <style:style style:name="P102" style:family="paragraph" style:parent-style-name="Text_20_body" style:list-style-name="List_20_4">
      <style:text-properties fo:font-weight="normal" officeooo:rsid="005f8ae8" officeooo:paragraph-rsid="005f8ae8" style:font-weight-asian="normal" style:font-weight-complex="normal"/>
    </style:style>
    <style:style style:name="P103" style:family="paragraph" style:parent-style-name="Text_20_body" style:list-style-name="List_20_4">
      <style:text-properties fo:font-weight="normal" officeooo:rsid="0060acbf" officeooo:paragraph-rsid="0060acbf" style:font-weight-asian="normal" style:font-weight-complex="normal"/>
    </style:style>
    <style:style style:name="P104" style:family="paragraph" style:parent-style-name="Text_20_body" style:list-style-name="List_20_4">
      <style:text-properties fo:font-weight="normal" officeooo:rsid="00624c2e" officeooo:paragraph-rsid="00624c2e" style:font-weight-asian="normal" style:font-weight-complex="normal"/>
    </style:style>
    <style:style style:name="P105" style:family="paragraph" style:parent-style-name="Text_20_body" style:list-style-name="List_20_4">
      <style:text-properties fo:font-weight="normal" officeooo:rsid="0067c4cd" officeooo:paragraph-rsid="0067c4cd" style:font-weight-asian="normal" style:font-weight-complex="normal"/>
    </style:style>
    <style:style style:name="P106" style:family="paragraph" style:parent-style-name="Text_20_body" style:list-style-name="List_20_4">
      <style:text-properties fo:font-weight="normal" officeooo:rsid="00685060" officeooo:paragraph-rsid="00685060" style:font-weight-asian="normal" style:font-weight-complex="normal"/>
    </style:style>
    <style:style style:name="P107" style:family="paragraph" style:parent-style-name="Text_20_body" style:list-style-name="List_20_4">
      <style:text-properties fo:font-weight="normal" officeooo:rsid="006c7405" officeooo:paragraph-rsid="006c7405" style:font-weight-asian="normal" style:font-weight-complex="normal"/>
    </style:style>
    <style:style style:name="P108" style:family="paragraph" style:parent-style-name="Text_20_body" style:list-style-name="List_20_4">
      <style:text-properties fo:font-weight="normal" officeooo:rsid="006d9a66" officeooo:paragraph-rsid="006d9a66" style:font-weight-asian="normal" style:font-weight-complex="normal"/>
    </style:style>
    <style:style style:name="P109" style:family="paragraph" style:parent-style-name="Text_20_body" style:list-style-name="List_20_4">
      <style:text-properties fo:font-weight="normal" officeooo:rsid="006ec752" officeooo:paragraph-rsid="006ec752" style:font-weight-asian="normal" style:font-weight-complex="normal"/>
    </style:style>
    <style:style style:name="P110" style:family="paragraph" style:parent-style-name="Text_20_body" style:list-style-name="List_20_4">
      <style:text-properties fo:font-weight="normal" officeooo:rsid="0070a92c" officeooo:paragraph-rsid="0070a92c" style:font-weight-asian="normal" style:font-weight-complex="normal"/>
    </style:style>
    <style:style style:name="P111" style:family="paragraph" style:parent-style-name="Text_20_body" style:list-style-name="List_20_4">
      <style:text-properties fo:font-weight="normal" officeooo:rsid="00738213" officeooo:paragraph-rsid="00738213" style:font-weight-asian="normal" style:font-weight-complex="normal"/>
    </style:style>
    <style:style style:name="P112" style:family="paragraph" style:parent-style-name="Text_20_body" style:list-style-name="List_20_4">
      <style:text-properties fo:font-weight="normal" officeooo:rsid="0073ed6c" officeooo:paragraph-rsid="0073ed6c" style:font-weight-asian="normal" style:font-weight-complex="normal"/>
    </style:style>
    <style:style style:name="P113" style:family="paragraph" style:parent-style-name="Text_20_body" style:list-style-name="List_20_4">
      <style:text-properties fo:font-weight="normal" officeooo:rsid="00750ad1" officeooo:paragraph-rsid="00750ad1" style:font-weight-asian="normal" style:font-weight-complex="normal"/>
    </style:style>
    <style:style style:name="P114" style:family="paragraph" style:parent-style-name="Text_20_body" style:list-style-name="List_20_4">
      <style:text-properties fo:font-weight="normal" officeooo:rsid="007694b3" officeooo:paragraph-rsid="007694b3" style:font-weight-asian="normal" style:font-weight-complex="normal"/>
    </style:style>
    <style:style style:name="P115" style:family="paragraph" style:parent-style-name="Text_20_body" style:list-style-name="List_20_4">
      <style:text-properties fo:font-weight="normal" officeooo:rsid="00774983" officeooo:paragraph-rsid="00774983" style:font-weight-asian="normal" style:font-weight-complex="normal"/>
    </style:style>
    <style:style style:name="P116" style:family="paragraph" style:parent-style-name="Text_20_body" style:list-style-name="List_20_4">
      <style:text-properties fo:font-weight="normal" officeooo:rsid="007a8ef0" officeooo:paragraph-rsid="007a8ef0" style:font-weight-asian="normal" style:font-weight-complex="normal"/>
    </style:style>
    <style:style style:name="P117" style:family="paragraph" style:parent-style-name="Text_20_body" style:list-style-name="List_20_4">
      <style:text-properties fo:font-weight="normal" officeooo:rsid="007b3be4" officeooo:paragraph-rsid="007b3be4" style:font-weight-asian="normal" style:font-weight-complex="normal"/>
    </style:style>
    <style:style style:name="P118" style:family="paragraph" style:parent-style-name="Text_20_body" style:list-style-name="List_20_4">
      <style:text-properties fo:font-weight="normal" officeooo:rsid="007ce2d1" officeooo:paragraph-rsid="007ce2d1" style:font-weight-asian="normal" style:font-weight-complex="normal"/>
    </style:style>
    <style:style style:name="P119" style:family="paragraph" style:parent-style-name="Text_20_body" style:list-style-name="List_20_4">
      <style:text-properties fo:font-weight="normal" officeooo:rsid="007e56aa" officeooo:paragraph-rsid="007e56aa" style:font-weight-asian="normal" style:font-weight-complex="normal"/>
    </style:style>
    <style:style style:name="P120" style:family="paragraph" style:parent-style-name="Text_20_body" style:list-style-name="L1">
      <style:text-properties fo:font-weight="normal" officeooo:rsid="007e56aa" officeooo:paragraph-rsid="007e56aa" style:font-weight-asian="normal" style:font-weight-complex="normal"/>
    </style:style>
    <style:style style:name="P121" style:family="paragraph" style:parent-style-name="Text_20_body" style:list-style-name="List_20_4">
      <style:text-properties fo:font-weight="normal" officeooo:rsid="00801831" officeooo:paragraph-rsid="00801831" style:font-weight-asian="normal" style:font-weight-complex="normal"/>
    </style:style>
    <style:style style:name="P122" style:family="paragraph" style:parent-style-name="Text_20_body" style:list-style-name="List_20_4">
      <style:text-properties fo:font-weight="normal" officeooo:rsid="008118f7" officeooo:paragraph-rsid="008118f7" style:font-weight-asian="normal" style:font-weight-complex="normal"/>
    </style:style>
    <style:style style:name="P123" style:family="paragraph" style:parent-style-name="Text_20_body" style:list-style-name="List_20_4">
      <style:text-properties fo:font-weight="normal" officeooo:rsid="00824a61" officeooo:paragraph-rsid="00824a61" style:font-weight-asian="normal" style:font-weight-complex="normal"/>
    </style:style>
    <style:style style:name="P124" style:family="paragraph" style:parent-style-name="Text_20_body" style:list-style-name="L1">
      <style:text-properties fo:font-weight="normal" officeooo:rsid="0081f628" officeooo:paragraph-rsid="0081f628" style:font-weight-asian="normal" style:font-weight-complex="normal"/>
    </style:style>
    <style:style style:name="P125" style:family="paragraph" style:parent-style-name="Text_20_body" style:list-style-name="List_20_4">
      <style:text-properties fo:font-weight="normal" officeooo:rsid="0087284f" officeooo:paragraph-rsid="0087284f" style:font-weight-asian="normal" style:font-weight-complex="normal"/>
    </style:style>
    <style:style style:name="P126"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27"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28"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29"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30"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style:style style:name="T69" style:family="text">
      <style:text-properties officeooo:rsid="007694b3"/>
    </style:style>
    <style:style style:name="T70" style:family="text">
      <style:text-properties officeooo:rsid="00774983"/>
    </style:style>
    <style:style style:name="T71" style:family="text">
      <style:text-properties officeooo:rsid="007a8ef0"/>
    </style:style>
    <style:style style:name="T72" style:family="text">
      <style:text-properties style:use-window-font-color="true" loext:opacity="0%"/>
    </style:style>
    <style:style style:name="T73" style:family="text">
      <style:text-properties officeooo:rsid="007b1aa3"/>
    </style:style>
    <style:style style:name="T74" style:family="text">
      <style:text-properties officeooo:rsid="007b3be4"/>
    </style:style>
    <style:style style:name="T75" style:family="text">
      <style:text-properties officeooo:rsid="007e56aa"/>
    </style:style>
    <style:style style:name="T76" style:family="text">
      <style:text-properties officeooo:rsid="00824a61"/>
    </style:style>
    <style:style style:name="T77" style:family="text">
      <style:text-properties style:text-underline-style="solid" style:text-underline-width="auto" style:text-underline-color="font-color"/>
    </style:style>
    <style:style style:name="T78" style:family="text">
      <style:text-properties officeooo:rsid="0087284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ceso de Elaboración</text:p>
      <text:h text:style-name="P4" text:outline-level="1">Temporalización:</text:h>
      <text:list text:style-name="List_20_4">
        <text:list-item>
          <text:p text:style-name="P5">Día 1: <text:span text:style-name="T1">01</text:span>/<text:span text:style-name="T1">10</text:span>/20<text:span text:style-name="T1">2</text:span>5:</text:p>
          <text:list>
            <text:list-item>
              <text:p text:style-name="P46">Creación de la estructura de directorios</text:p>
            </text:list-item>
            <text:list-item>
              <text:p text:style-name="P46">Configuración del servidor: archivo .htdocs</text:p>
            </text:list-item>
            <text:list-item>
              <text:p text:style-name="P46">Diseño de la base de datos</text:p>
            </text:list-item>
          </text:list>
        </text:list-item>
        <text:list-item>
          <text:p text:style-name="P6">Día 2: 02/10/2025</text:p>
          <text:list>
            <text:list-item>
              <text:p text:style-name="P47">Creación de la base de datos</text:p>
            </text:list-item>
          </text:list>
        </text:list-item>
        <text:list-item>
          <text:p text:style-name="P6">Día 3: 03/10/2025</text:p>
          <text:list>
            <text:list-item>
              <text:p text:style-name="P48">Corrección de errores en el diseño de la base de datos</text:p>
            </text:list-item>
          </text:list>
        </text:list-item>
        <text:list-item>
          <text:p text:style-name="P6">Día 4: 06/10/2025</text:p>
          <text:list>
            <text:list-item>
              <text:p text:style-name="P48">Creación de los archivos de configuración:</text:p>
              <text:list>
                <text:list-item>
                  <text:p text:style-name="P48">Conexión con el servidor de base de datos (<text:span text:style-name="T6">server.php</text:span>)</text:p>
                  <text:list>
                    <text:list-item>
                      <text:p text:style-name="P49">DB_SERVER</text:p>
                    </text:list-item>
                    <text:list-item>
                      <text:p text:style-name="P49">DB_NAME</text:p>
                    </text:list-item>
                    <text:list-item>
                      <text:p text:style-name="P49">DB_USER</text:p>
                    </text:list-item>
                    <text:list-item>
                      <text:p text:style-name="P49">DB_PASS</text:p>
                    </text:list-item>
                  </text:list>
                </text:list-item>
                <text:list-item>
                  <text:p text:style-name="P48">Configuración de la aplicación (<text:span text:style-name="T6">app.php</text:span>)</text:p>
                  <text:list>
                    <text:list-item>
                      <text:p text:style-name="P49">APP_URL</text:p>
                    </text:list-item>
                    <text:list-item>
                      <text:p text:style-name="P49">APP_NAME</text:p>
                    </text:list-item>
                    <text:list-item>
                      <text:p text:style-name="P49">APP_SESSION_NAME</text:p>
                    </text:list-item>
                    <text:list-item>
                      <text:p text:style-name="P49">date_default_timezone_set</text:p>
                    </text:list-item>
                    <text:list-item>
                      <text:p text:style-name="P49">setlocale</text:p>
                    </text:list-item>
                  </text:list>
                </text:list-item>
              </text:list>
            </text:list-item>
            <text:list-item>
              <text:p text:style-name="P50">Creación del <text:span text:style-name="T6">autoload.php</text:span> <text:span text:style-name="T2">(carga las rutas de las clases al utilizar </text:span><text:span text:style-name="T16">namespaces</text:span><text:span text:style-name="T2">)</text:span></text:p>
            </text:list-item>
            <text:list-item>
              <text:p text:style-name="P51">Creación del <text:span text:style-name="T6">index.php</text:span> <text:span text:style-name="T3">para incluir el autoload y el archivo de configuración.</text:span></text:p>
            </text:list-item>
            <text:list-item>
              <text:p text:style-name="P52">Creación de la plantilla <text:span text:style-name="T4">base</text:span> de la aplicación en el <text:span text:style-name="T6">index.</text:span><text:span text:style-name="T7">php</text:span></text:p>
            </text:list-item>
          </text:list>
        </text:list-item>
        <text:list-item>
          <text:p text:style-name="P7">Día 5: 07/10/2025</text:p>
          <text:list>
            <text:list-item>
              <text:p text:style-name="P53">Archivo de inicio de sesión</text:p>
              <text:list>
                <text:list-item>
                  <text:p text:style-name="P54">app/views/inc/session_start.php</text:p>
                </text:list-item>
              </text:list>
            </text:list-item>
            <text:list-item>
              <text:p text:style-name="P53">Instalar <text:span text:style-name="T5">plugin </text:span>sweet alert 2 para ventanas emergentes</text:p>
            </text:list-item>
            <text:list-item>
              <text:p text:style-name="P53">Crear ventanas emergentes personalizadas</text:p>
            </text:list-item>
            <text:list-item>
              <text:p text:style-name="P53">Instalar mis estilos personalizados</text:p>
            </text:list-item>
            <text:list-item>
              <text:p text:style-name="P58"><text:soft-page-break/>Crear archivo de funciones js y archivo de funciones ajax</text:p>
            </text:list-item>
            <text:list-item>
              <text:p text:style-name="P59">Cr<text:span text:style-name="T17">e</text:span>ar y aplicar favicon</text:p>
            </text:list-item>
          </text:list>
        </text:list-item>
        <text:list-item>
          <text:p text:style-name="P8">Día 6: 08/10/2025</text:p>
          <text:list>
            <text:list-item>
              <text:p text:style-name="P60"><text:span text:style-name="T18">C</text:span>ontrolador y el modelo para las vistas</text:p>
              <text:list>
                <text:list-item>
                  <text:p text:style-name="P55">app/controllers/viewsController.php</text:p>
                </text:list-item>
                <text:list-item>
                  <text:p text:style-name="P55">app/models/viewsModel.php</text:p>
                </text:list-item>
              </text:list>
            </text:list-item>
            <text:list-item>
              <text:p text:style-name="P60"><text:span text:style-name="T18">V</text:span>ista página de error</text:p>
              <text:list>
                <text:list-item>
                  <text:p text:style-name="P56">app/views/content/404-view.php</text:p>
                </text:list-item>
              </text:list>
            </text:list-item>
            <text:list-item>
              <text:p text:style-name="P61">Barra de navegación superior responsive</text:p>
              <text:list>
                <text:list-item>
                  <text:p text:style-name="P57">app/views/inc/navbar.php</text:p>
                </text:list-item>
              </text:list>
            </text:list-item>
            <text:list-item>
              <text:p text:style-name="P61">Pié de página</text:p>
              <text:list>
                <text:list-item>
                  <text:p text:style-name="P57">app/views/inc/footer.php</text:p>
                </text:list-item>
              </text:list>
            </text:list-item>
            <text:list-item>
              <text:p text:style-name="P61">Botón para volver arriba cuando se ha hecho scroll</text:p>
              <text:list>
                <text:list-item>
                  <text:p text:style-name="P57">app/views/inc/botonScroll.php</text:p>
                </text:list-item>
              </text:list>
            </text:list-item>
            <text:list-item>
              <text:p text:style-name="P60"><text:span text:style-name="T18">V</text:span>ista de la página principal</text:p>
              <text:list>
                <text:list-item>
                  <text:p text:style-name="P56">app/views/content/principal-view.php</text:p>
                </text:list-item>
              </text:list>
            </text:list-item>
          </text:list>
        </text:list-item>
        <text:list-item>
          <text:p text:style-name="P9">Día <text:span text:style-name="T19">7</text:span>: 0<text:span text:style-name="T19">9</text:span>/10/2025</text:p>
          <text:list>
            <text:list-item>
              <text:p text:style-name="P62">Vistas de los menús de la página principal:</text:p>
              <text:list>
                <text:list-item>
                  <text:p text:style-name="P62">Últimas recetas añadidas, aperitivos, primeros platos, segundos platos, postres, buscar recetas.</text:p>
                </text:list-item>
              </text:list>
            </text:list-item>
            <text:list-item>
              <text:p text:style-name="P63">Vista para la página de login</text:p>
            </text:list-item>
            <text:list-item>
              <text:p text:style-name="P64">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0">Día <text:span text:style-name="T21">8</text:span>: <text:span text:style-name="T21">13</text:span>/10/2025</text:p>
          <text:list>
            <text:list-item>
              <text:p text:style-name="P65">Rematado el mainModel.</text:p>
            </text:list-item>
            <text:list-item>
              <text:p text:style-name="P65">Archivo ajax.js para manejar los formularios y definir las funciones que muestran los diferentes tipos de ventanas de alerta.</text:p>
            </text:list-item>
            <text:list-item>
              <text:p text:style-name="P66">Creada la vista para el registro de usuario. Formulario de registro.</text:p>
            </text:list-item>
          </text:list>
        </text:list-item>
        <text:list-item>
          <text:p text:style-name="P11">Día <text:span text:style-name="T22">9</text:span>: <text:span text:style-name="T21">1</text:span><text:span text:style-name="T22">5</text:span>/10/2025</text:p>
          <text:list>
            <text:list-item>
              <text:p text:style-name="P67">Implantación de expresiones regulares para restringir los campos de entrada en el registro y restricciones de los campos.</text:p>
            </text:list-item>
            <text:list-item>
              <text:p text:style-name="P67">Finalización de la vista de registro de usuarios.</text:p>
            </text:list-item>
          </text:list>
        </text:list-item>
        <text:list-item>
          <text:p text:style-name="P11"><text:soft-page-break/>Día <text:span text:style-name="T22">10</text:span>: <text:span text:style-name="T21">1</text:span><text:span text:style-name="T24">6</text:span>/10/2025</text:p>
          <text:list>
            <text:list-item>
              <text:p text:style-name="P68">Crear controlador para el módulo de usuarios <text:span text:style-name="T8">userController.php</text:span></text:p>
            </text:list-item>
            <text:list-item>
              <text:p text:style-name="P68">Crear el archivo usuarioAjax que recibe el formulario y llama a la función correspondiente del controlador de usuario.</text:p>
            </text:list-item>
            <text:list-item>
              <text:p text:style-name="P69">Corregido error en el archivo de configuración del servidor de base de datos <text:span text:style-name="T6">server.php</text:span></text:p>
            </text:list-item>
            <text:list-item>
              <text:p text:style-name="P70">Finalizado el registro de usuarios</text:p>
            </text:list-item>
          </text:list>
        </text:list-item>
        <text:list-item>
          <text:p text:style-name="P12">Día <text:span text:style-name="T22">1</text:span><text:span text:style-name="T23">1</text:span>: <text:span text:style-name="T21">1</text:span><text:span text:style-name="T24">7</text:span>/10/2025</text:p>
          <text:list>
            <text:list-item>
              <text:p text:style-name="P71">Programado inicio de sesión <text:span text:style-name="T6">loginController.php</text:span></text:p>
            </text:list-item>
            <text:list-item>
              <text:p text:style-name="P71">Programado cierre de sesión</text:p>
            </text:list-item>
            <text:list-item>
              <text:p text:style-name="P71">Modificada barra de navegación para insertar el nombre y la foto del usuario</text:p>
            </text:list-item>
            <text:list-item>
              <text:p text:style-name="P71">Comprueba si es usuario, redactor o administrador. Habrá que añadir si es revisor o editor.</text:p>
            </text:list-item>
            <text:list-item>
              <text:p text:style-name="P71">Añade al menú de usuario los menús correspondientes a cada tipo de usuario.</text:p>
            </text:list-item>
            <text:list-item>
              <text:p text:style-name="P72">Creada vista principal del panel de control.</text:p>
            </text:list-item>
            <text:list-item>
              <text:p text:style-name="P72">Creada barra de navegación del panel de control.</text:p>
            </text:list-item>
            <text:list-item>
              <text:p text:style-name="P72">Modificada barra de navegación principal.</text:p>
            </text:list-item>
          </text:list>
        </text:list-item>
        <text:list-item>
          <text:p text:style-name="P13">Día <text:span text:style-name="T22">1</text:span><text:span text:style-name="T25">2</text:span>: <text:span text:style-name="T21">1</text:span><text:span text:style-name="T25">8</text:span>/10/2025</text:p>
          <text:list>
            <text:list-item>
              <text:p text:style-name="P73">Creada lista de usuarios del panel de administración (<text:span text:style-name="T9">usuarios-view</text:span><text:span text:style-name="T6">.php</text:span>)</text:p>
            </text:list-item>
            <text:list-item>
              <text:p text:style-name="P73">Creado modelo de usuario (<text:span text:style-name="T6">userModel.php</text:span>)</text:p>
            </text:list-item>
            <text:list-item>
              <text:p text:style-name="P42"><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43"><text:span text:style-name="T28">A</text:span><text:span text:style-name="T26">ñadida la vista de datos de usuario y la actualización de datos.</text:span></text:p>
            </text:list-item>
            <text:list-item>
              <text:p text:style-name="P74">Añadida funcionalidad para cambiar o quitar la foto del usuario.</text:p>
            </text:list-item>
            <text:list-item>
              <text:p text:style-name="P74">FINALIZADO MÓDULO DE GESTIÓN DE USUARIOS.</text:p>
            </text:list-item>
          </text:list>
        </text:list-item>
        <text:list-item>
          <text:p text:style-name="P14">Día <text:span text:style-name="T22">1</text:span><text:span text:style-name="T29">3</text:span>: <text:span text:style-name="T21">1</text:span><text:span text:style-name="T29">9</text:span>/10/2025</text:p>
          <text:list>
            <text:list-item>
              <text:p text:style-name="P75">Creadas todas las vistas del menú principal y <text:s/>de los menús de usuarios según sus roles</text:p>
            </text:list-item>
            <text:list-item>
              <text:p text:style-name="P75">Creado botón “Atrás” genérico e insertado en la vista de datos de usuario</text:p>
            </text:list-item>
            <text:list-item>
              <text:p text:style-name="P75">Corregido error de caché al cambiar la foto de usuario</text:p>
            </text:list-item>
          </text:list>
        </text:list-item>
        <text:list-item>
          <text:p text:style-name="P15">Día <text:span text:style-name="T22">1</text:span><text:span text:style-name="T30">4</text:span>: <text:span text:style-name="T30">20</text:span>/10/2025</text:p>
          <text:list>
            <text:list-item>
              <text:p text:style-name="P76">Creada fachada de grupos de platos (<text:span text:style-name="T6">grupoPlatoAjax.php</text:span>)</text:p>
            </text:list-item>
            <text:list-item>
              <text:p text:style-name="P76">Creado modelo de grupos de platos (<text:span text:style-name="T6">grupoPlatoModel.php</text:span>)</text:p>
            </text:list-item>
            <text:list-item>
              <text:p text:style-name="P76">Creada vista de grupos de platos (<text:span text:style-name="T6">gruposPlatos-view.php</text:span>)</text:p>
            </text:list-item>
            <text:list-item>
              <text:p text:style-name="P76">Creado controlador de grupos de platos (<text:span text:style-name="T6">grupoPlatoController.php</text:span>)</text:p>
            </text:list-item>
            <text:list-item>
              <text:p text:style-name="P78"><text:soft-page-break/>FINALIZADO MÓDULO DE GESTIÓN DE GRUPOS DE PLATOS</text:p>
            </text:list-item>
            <text:list-item>
              <text:p text:style-name="P77">Creada fachada de <text:span text:style-name="T31">tipos</text:span> de platos (<text:span text:style-name="T10">tipo</text:span><text:span text:style-name="T6">PlatoAjax.php</text:span>)</text:p>
            </text:list-item>
            <text:list-item>
              <text:p text:style-name="P77">Creado modelo de <text:span text:style-name="T31">tipo</text:span>s de platos (<text:span text:style-name="T10">tipo</text:span><text:span text:style-name="T6">PlatoModel.php</text:span>)</text:p>
            </text:list-item>
            <text:list-item>
              <text:p text:style-name="P77">Creada vista de <text:span text:style-name="T31">tipo</text:span>s de platos (<text:span text:style-name="T10">tipo</text:span><text:span text:style-name="T6">sPlatos-view.php</text:span>)</text:p>
            </text:list-item>
            <text:list-item>
              <text:p text:style-name="P77">Creado controlador de <text:span text:style-name="T31">tipo</text:span>s de platos (<text:span text:style-name="T10">tipo</text:span><text:span text:style-name="T6">PlatoController.php</text:span>)</text:p>
            </text:list-item>
            <text:list-item>
              <text:p text:style-name="P79">FINALIZADO MÓDULO DE GESTIÓN DE <text:span text:style-name="T31">TIPOS</text:span> DE PLATOS</text:p>
            </text:list-item>
          </text:list>
        </text:list-item>
        <text:list-item>
          <text:p text:style-name="P16">Día <text:span text:style-name="T43">15</text:span>: <text:span text:style-name="T30">2</text:span><text:span text:style-name="T43">1</text:span>/10/2025</text:p>
          <text:list>
            <text:list-item>
              <text:p text:style-name="P80">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80">FINALIZADO MÓDULO DE GESTIÓN DE ALÉRGENOS<text:span text:style-name="T32"/></text:p>
            </text:list-item>
          </text:list>
        </text:list-item>
        <text:list-item>
          <text:p text:style-name="P17">Día <text:span text:style-name="T43">1</text:span><text:span text:style-name="T44">6</text:span>: <text:span text:style-name="T30">2</text:span><text:span text:style-name="T44">2</text:span>/10/2025</text:p>
          <text:list>
            <text:list-item>
              <text:p text:style-name="P81">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86">Modificada la tabla de técnicas eliminando el campo activo_tecnica y añadiendo foto_tecnica.</text:p>
            </text:list-item>
            <text:list-item>
              <text:p text:style-name="P81">FINALIZADO MÓDULO DE GESTIÓN DE MÉTODOS DE COCCIÓN</text:p>
            </text:list-item>
          </text:list>
        </text:list-item>
        <text:list-item>
          <text:p text:style-name="P126">Día <text:span text:style-name="T43">1</text:span><text:span text:style-name="T49">7</text:span>: <text:span text:style-name="T30">2</text:span><text:span text:style-name="T49">3</text:span>/10/2025</text:p>
          <text:list>
            <text:list-item>
              <text:p text:style-name="P89">Añadido verificación de regex en el backend <text:s/>para los inputs en alérgenos, grupos de platos, tipos de platos y métodos de cocción</text:p>
            </text:list-item>
          </text:list>
        </text:list-item>
        <text:list-item>
          <text:p text:style-name="P18">Día <text:span text:style-name="T48">18</text:span>: <text:span text:style-name="T47">24</text:span>/10/2025</text:p>
          <text:list>
            <text:list-item>
              <text:p text:style-name="P82">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87">Modificada la tabla de <text:span text:style-name="T47">estilos_cocina</text:span> eliminando el campo activo_<text:span text:style-name="T47">estilo</text:span> y añadiendo foto_<text:span text:style-name="T47">estilo</text:span>.</text:p>
            </text:list-item>
            <text:list-item>
              <text:p text:style-name="P82">FINALIZADO MÓDULO DE GESTIÓN DE <text:span text:style-name="T47">ESTILOS DE COCINA</text:span></text:p>
            </text:list-item>
          </text:list>
        </text:list-item>
        <text:list-item>
          <text:p text:style-name="P19">Día <text:span text:style-name="T48">1</text:span><text:span text:style-name="T50">9</text:span>: <text:span text:style-name="T47">2</text:span><text:span text:style-name="T50">6</text:span>/10/2025</text:p>
          <text:list>
            <text:list-item>
              <text:p text:style-name="P83">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88">Modificada la tabla de <text:span text:style-name="T52">utensilios</text:span> añadiendo foto_<text:span text:style-name="T52">utensilio</text:span>.</text:p>
            </text:list-item>
            <text:list-item>
              <text:p text:style-name="P90">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84">FINALIZADO MÓDULO DE GESTIÓN DE <text:span text:style-name="T52">UTENSILIOS</text:span><text:span text:style-name="T47"> DE COCINA</text:span></text:p>
            </text:list-item>
            <text:list-item>
              <text:p text:style-name="P91"><text:span text:style-name="T53">Problema</text:span>: un mismo ingrediente puede tener unidades de medida diferentes en distintas recetas.</text:p>
              <text:p text:style-name="P91"><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91">Añadida tabla unidades_medida para gestionar mejor el recalcular los ingredientes dependiendo del número de personas para las que se quiere realizar la receta.</text:p>
            </text:list-item>
          </text:list>
        </text:list-item>
        <text:list-item>
          <text:p text:style-name="P20">Día <text:span text:style-name="T55">20</text:span>: <text:span text:style-name="T47">2</text:span><text:span text:style-name="T55">7</text:span>/10/2025</text:p>
          <text:list>
            <text:list-item>
              <text:p text:style-name="P85">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92"><text:span text:style-name="T53">Problema</text:span>: <text:span text:style-name="T55">Hay ingredientes, aunque muy pocos, que pueden tener más de un alérgeno, de modo que al listar los ingredientes, habrá que tenerlo en cuenta.</text:span></text:p>
              <text:p text:style-name="P92"><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93">Trabajando en la vista de los ingredientes.</text:p>
            </text:list-item>
          </text:list>
        </text:list-item>
        <text:list-item>
          <text:p text:style-name="P21">Día <text:span text:style-name="T55">2</text:span><text:span text:style-name="T56">1</text:span>: <text:span text:style-name="T47">2</text:span><text:span text:style-name="T56">8</text:span>/10/2025</text:p>
          <text:list>
            <text:list-item>
              <text:p text:style-name="P94">Continuando con a vista de los ingredientes.</text:p>
            </text:list-item>
            <text:list-item>
              <text:p text:style-name="P94">Listar los alérgenos de cada ingrediente y colocar los botones para sus funcionalidades.</text:p>
            </text:list-item>
            <text:list-item>
              <text:p text:style-name="P94">Colocar el formulario de añadir ingredientes.</text:p>
            </text:list-item>
          </text:list>
        </text:list-item>
        <text:list-item>
          <text:p text:style-name="P22">Día <text:span text:style-name="T55">2</text:span><text:span text:style-name="T57">2</text:span>: <text:span text:style-name="T47">2</text:span><text:span text:style-name="T57">9</text:span>/10/2025</text:p>
          <text:list>
            <text:list-item>
              <text:p text:style-name="P94">Colocado el formulario para añadir alérgenos a cada ingrediente.</text:p>
            </text:list-item>
            <text:list-item>
              <text:p text:style-name="P95">Finalizada vista de ingredientes.</text:p>
            </text:list-item>
            <text:list-item>
              <text:p text:style-name="P95">Añadidas funcionalidades para agregar o quitar alérgenos a un ingrediente y para modificar los ingredientes.</text:p>
            </text:list-item>
            <text:list-item>
              <text:p text:style-name="P95">FINALIZADO MÓDULO DE INGREDIENTES</text:p>
            </text:list-item>
          </text:list>
        </text:list-item>
        <text:list-item>
          <text:p text:style-name="P23">Día <text:span text:style-name="T55">2</text:span><text:span text:style-name="T58">3</text:span>: <text:span text:style-name="T58">30</text:span>/10/2025</text:p>
          <text:list>
            <text:list-item>
              <text:p text:style-name="P96">Trabajando en <text:span text:style-name="T59">la vista</text:span> <text:span text:style-name="T59">d</text:span>el formulario de enviar una receta</text:p>
            </text:list-item>
            <text:list-item>
              <text:p text:style-name="P96">Recordar cambiar los select múltiples por checkbox para una mejor U/X</text:p>
            </text:list-item>
          </text:list>
        </text:list-item>
        <text:list-item>
          <text:p text:style-name="P24">Día <text:span text:style-name="T55">2</text:span><text:span text:style-name="T60">4</text:span>: <text:span text:style-name="T58">3</text:span><text:span text:style-name="T60">1</text:span>/10/2025</text:p>
          <text:list>
            <text:list-item>
              <text:p text:style-name="P97">Ficha corta y área geográfica del formulario rematadas.</text:p>
            </text:list-item>
          </text:list>
        </text:list-item>
        <text:list-item>
          <text:p text:style-name="P24">Día <text:span text:style-name="T55">2</text:span><text:span text:style-name="T60">5</text:span>: <text:span text:style-name="T60">01</text:span>/1<text:span text:style-name="T60">1</text:span>/2025</text:p>
          <text:list>
            <text:list-item>
              <text:p text:style-name="P97">Finalizada la vista del formulario de enviar recetas</text:p>
            </text:list-item>
            <text:list-item>
              <text:p text:style-name="P97">Reubicados utensilios e ingredientes</text:p>
            </text:list-item>
            <text:list-item>
              <text:p text:style-name="P97">Agregar utensilios a la lista de utensilios funcionando</text:p>
            </text:list-item>
            <text:list-item>
              <text:p text:style-name="P97">Recordar cambiar los input de la lista por texto plano</text:p>
            </text:list-item>
          </text:list>
        </text:list-item>
        <text:list-item>
          <text:p text:style-name="P25"><text:soft-page-break/>Día <text:span text:style-name="T61">26</text:span>: <text:span text:style-name="T61">02</text:span>/1<text:span text:style-name="T60">1</text:span>/2025</text:p>
          <text:list>
            <text:list-item>
              <text:p text:style-name="P98">Añadir utensilios desde la vista de enviar recetas.</text:p>
            </text:list-item>
            <text:list-item>
              <text:p text:style-name="P98">No recarga la página para no perder los elementos de la lista de utensilios</text:p>
            </text:list-item>
            <text:list-item>
              <text:p text:style-name="P127"><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6"><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9"><text:span text:style-name="T35">M</text:span><text:span text:style-name="T32">odificados archivos:</text:span></text:p>
              <text:list>
                <text:list-item>
                  <text:p text:style-name="P99">ajax.js para añadir la funcionalidad de comprobar si el formulario que se envía viene del panel de administración o del alta de una receta.</text:p>
                </text:list-item>
                <text:list-item>
                  <text:p text:style-name="P99">functions.js para añadir elementos a una lista y para agregar nuevos elementos como utensilios o ingredientes.</text:p>
                </text:list-item>
                <text:list-item>
                  <text:p text:style-name="P99">recetaData-view.php para reubicar los array de elementos en las listas para poder seleccionarlos más cómodamente desde JavaScript.</text:p>
                </text:list-item>
                <text:list-item>
                  <text:p text:style-name="P99">utensilioAjax.php y utensilioController.php modificando las respuestas para procesarlas mejor desde JavaScript.</text:p>
                </text:list-item>
              </text:list>
            </text:list-item>
            <text:list-item>
              <text:p text:style-name="P99">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7"><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100"><text:span text:style-name="T35">C</text:span><text:span text:style-name="T32">olocada la parte de agregar ingredientes a la lista de ingredientes.</text:span></text:p>
            </text:list-item>
            <text:list-item>
              <text:p text:style-name="P100">Funcionalidad de añadir ingredientes a la lista y añadir nuevo ingrediente de la vista recetas funcionando correctamente</text:p>
            </text:list-item>
            <text:list-item>
              <text:p text:style-name="P100">Corregido en ajax.js bug a la hora de añadir elementos nuevos cuando la respuesta es de error bien porque el elemento ya existe o cualquier otro tipo de error.<text:span text:style-name="T32"/></text:p>
            </text:list-item>
            <text:list-item>
              <text:p text:style-name="P101">Creada funcionalidad para realizar peticiones asíncronas y rellenar elementos del DOM sin recargar, en especial en la vista de enviar recetas.<text:span text:style-name="T32"/></text:p>
            </text:list-item>
          </text:list>
        </text:list-item>
        <text:list-item>
          <text:p text:style-name="P28"><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102"><text:span text:style-name="T35">R</text:span><text:span text:style-name="T32">ellena las zonas geográficas al cargar la página y al seleccionar una carga sus países. Al seleccionar un país carga sus regiones en caso de que las tenga.</text:span></text:p>
            </text:list-item>
            <text:list-item>
              <text:p text:style-name="P102">Rellena al cargar la página Utensilios e ingredientes. Se pueden agregar utensilios e ingredientes nuevos desde la vista receta.</text:p>
            </text:list-item>
            <text:list-item>
              <text:p text:style-name="P102">RECORDAR RELLENAR Estilos de cocina, grupos de plato, tipos de plato y métodos de cocción.</text:p>
            </text:list-item>
          </text:list>
        </text:list-item>
        <text:list-item>
          <text:p text:style-name="P29"><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103"><text:soft-page-break/><text:span text:style-name="T35">E</text:span><text:span text:style-name="T32">mpezando a trabajar en el backend de enviar recetas.</text:span></text:p>
            </text:list-item>
            <text:list-item>
              <text:p text:style-name="P103">Creada fachada y controlador de recetas recetaAjax.php y recetaController.php</text:p>
            </text:list-item>
          </text:list>
        </text:list-item>
        <text:list-item>
          <text:p text:style-name="P29"><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103"><text:span text:style-name="T35">T</text:span><text:span text:style-name="T32">rabajando en el controlador de recetas:</text:span></text:p>
              <text:list>
                <text:list-item>
                  <text:p text:style-name="P128">Recupera todos los campos:</text:p>
                  <text:list>
                    <text:list-item>
                      <text:p text:style-name="P104">Campos texto</text:p>
                    </text:list-item>
                    <text:list-item>
                      <text:p text:style-name="P104">Campos select</text:p>
                    </text:list-item>
                    <text:list-item>
                      <text:p text:style-name="P104">Campos select múltiples en forma de array</text:p>
                    </text:list-item>
                    <text:list-item>
                      <text:p text:style-name="P104">Lista de utensilios</text:p>
                    </text:list-item>
                    <text:list-item>
                      <text:p text:style-name="P104">Lista de ingredientes con tres arrays:</text:p>
                      <text:list>
                        <text:list-item>
                          <text:p text:style-name="P104">Lista de ingredientes</text:p>
                        </text:list-item>
                        <text:list-item>
                          <text:p text:style-name="P104">Array asociativo de ingredientes-cantidades</text:p>
                        </text:list-item>
                        <text:list-item>
                          <text:p text:style-name="P104">Array asociativo de ingredientes-unidades</text:p>
                        </text:list-item>
                      </text:list>
                    </text:list-item>
                  </text:list>
                </text:list-item>
                <text:list-item>
                  <text:p text:style-name="P103"><text:span text:style-name="T32">Comprueba que los campos cumplen todos los requisitos </text:span><text:span text:style-name="T41">necesarios</text:span></text:p>
                </text:list-item>
              </text:list>
            </text:list-item>
          </text:list>
        </text:list-item>
        <text:list-item>
          <text:p text:style-name="P30"><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44"><text:span text:style-name="T34">V</text:span><text:span text:style-name="T33">ista de enviar recetas completamente funcional.</text:span></text:p>
              <text:list>
                <text:list-item>
                  <text:p text:style-name="P129">Corregidos todos los errores detectados.</text:p>
                  <text:list>
                    <text:list-item>
                      <text:p text:style-name="P129">Al eliminar un elemento de las listas de utensilios o ingredientes no lo eliminaba del array y lo enviaba igual al backend</text:p>
                    </text:list-item>
                    <text:list-item>
                      <text:p text:style-name="P129">Si no se ponía unidad en el select de ingredientes, no lo enviaba de modo que no se podía comprobar si había o no cantidad para lanzar el error</text:p>
                    </text:list-item>
                  </text:list>
                </text:list-item>
              </text:list>
            </text:list-item>
            <text:list-item>
              <text:p text:style-name="P130">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1"><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105">Solucionado problema de recarga de la zona geográfica</text:p>
            </text:list-item>
            <text:list-item>
              <text:p text:style-name="P105">Trabajando en el back para enviar la receta. Comprueba que existen todos los campos, los recupera, y graba todos los datos de la receta propiamente dicha.</text:p>
            </text:list-item>
            <text:list-item>
              <text:p text:style-name="P105">Graba arrays de estilos de cocina, métodos y tipos de plato en las tablas intermedias.</text:p>
            </text:list-item>
            <text:list-item>
              <text:p text:style-name="P105">Falta grabar utensilios, ingredientes, cantidades y unidades y foto de la receta.</text:p>
            </text:list-item>
          </text:list>
        </text:list-item>
        <text:list-item>
          <text:p text:style-name="P32"><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106">Vista enviar recetas completamente acabada y funcional</text:p>
            </text:list-item>
            <text:list-item>
              <text:p text:style-name="P106">Completada en el backend la función para grabar la receta. Graba la receta completa con sus ingredientes, utensilios y fotografía.</text:p>
            </text:list-item>
          </text:list>
        </text:list-item>
        <text:list-item>
          <text:p text:style-name="P33"><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107">Creado y finalizado modelo para las recetas recetaModel.php</text:p>
            </text:list-item>
            <text:list-item>
              <text:p text:style-name="P107">Trabajando en el controlador de recetas para listar recetas</text:p>
            </text:list-item>
          </text:list>
        </text:list-item>
        <text:list-item>
          <text:p text:style-name="P34"><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08">Creada página para incluir en los listados de recetas. Dependiendo de la página en la que se incluye lista determinados tipos de recetas.</text:p>
            </text:list-item>
            <text:list-item>
              <text:p text:style-name="P108">Añadido al controlador de recetas la función para listar recetas</text:p>
            </text:list-item>
            <text:list-item>
              <text:p text:style-name="P109"><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5"><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10">Solucionado el tema de los patrones en todos los formularios.<text:span text:style-name="T32"/></text:p>
            </text:list-item>
            <text:list-item>
              <text:p text:style-name="P111">Corregido desplazamiento del menú de usuario en pantalla grande.<text:span text:style-name="T32"/></text:p>
            </text:list-item>
            <text:list-item>
              <text:p text:style-name="P112">Corregida distorsión de la foto del usuario en la barra de navegación.<text:span text:style-name="T32"/></text:p>
            </text:list-item>
            <text:list-item>
              <text:p text:style-name="P113">Añadido botón para editar una receta en los listados si es del propio usuario.<text:span text:style-name="T32"/></text:p>
            </text:list-item>
            <text:list-item>
              <text:p text:style-name="P113">Finalizadas todas las vistas de listados de recetas, tanto el front como el back.<text:span text:style-name="T32"/></text:p>
            </text:list-item>
          </text:list>
        </text:list-item>
        <text:list-item>
          <text:p text:style-name="P36"><text:span text:style-name="T61">Día </text:span><text:span text:style-name="T69">38</text:span><text:span text:style-name="T61">: </text:span><text:span text:style-name="T66">1</text:span><text:span text:style-name="T69">4</text:span><text:span text:style-name="T61">/1</text:span><text:span text:style-name="T60">1</text:span><text:span text:style-name="T61">/2025</text:span></text:p>
          <text:list>
            <text:list-item>
              <text:p text:style-name="P114">Creada la vista para revisar o actualizar una receta</text:p>
            </text:list-item>
            <text:list-item>
              <text:p text:style-name="P114">Rellena todos los campos incluidos los select sencillos y múltiples y la lista de utensilios</text:p>
            </text:list-item>
            <text:list-item>
              <text:p text:style-name="P114">FALTA RELLENAR LISTA DE INGREDIENTES Y AGREGAR BOTONES PARA ACTIVAR O DESACTIVAR <text:span text:style-name="T71">LA </text:span>RECETA. </text:p>
            </text:list-item>
          </text:list>
        </text:list-item>
        <text:list-item>
          <text:p text:style-name="P37"><text:span text:style-name="T61">Día </text:span><text:span text:style-name="T69">3</text:span><text:span text:style-name="T70">9</text:span><text:span text:style-name="T61">: </text:span><text:span text:style-name="T66">1</text:span><text:span text:style-name="T70">5</text:span><text:span text:style-name="T61">/1</text:span><text:span text:style-name="T60">1</text:span><text:span text:style-name="T61">/2025</text:span></text:p>
          <text:list>
            <text:list-item>
              <text:p text:style-name="P115">Rellena todos los datos de la vista update de la receta <text:span text:style-name="T73">con las cantidades y unidades de los ingredientes.</text:span></text:p>
            </text:list-item>
            <text:list-item>
              <text:p text:style-name="P116">Comprueba si el usuario es revisor o sólo el propietario, para permitirle aprobar una receta y sus ingredientes.</text:p>
            </text:list-item>
            <text:list-item>
              <text:p text:style-name="P116">Creada función js para aprobar la receta. <text:span text:style-name="T53">OJO, ESTOY ENVIANDO LA RECETA SIN ACTUALIZAR Y HAY QUE ENVIAR EL ARRAY ACTUALIZADO. CORREGIR MAÑANA</text:span><text:span text:style-name="T72">.</text:span></text:p>
            </text:list-item>
          </text:list>
        </text:list-item>
        <text:list-item>
          <text:p text:style-name="P38"><text:span text:style-name="T61">Día </text:span><text:span text:style-name="T74">40</text:span><text:span text:style-name="T61">: </text:span><text:span text:style-name="T66">1</text:span><text:span text:style-name="T74">6</text:span><text:span text:style-name="T61">/1</text:span><text:span text:style-name="T60">1</text:span><text:span text:style-name="T61">/2025</text:span></text:p>
          <text:list>
            <text:list-item>
              <text:p text:style-name="P117">Finalizada la funcionalidad de aprobar receta. Activa la receta y los ingredientes y utensilios que estuviesen sin activar.</text:p>
            </text:list-item>
            <text:list-item>
              <text:p text:style-name="P118">Trabajando en el listado de recetas desde el panel de control.</text:p>
            </text:list-item>
          </text:list>
        </text:list-item>
        <text:list-item>
          <text:p text:style-name="P39"><text:span text:style-name="T61">Día </text:span><text:span text:style-name="T74">4</text:span><text:span text:style-name="T75">1</text:span><text:span text:style-name="T61">: </text:span><text:span text:style-name="T66">1</text:span><text:span text:style-name="T75">7</text:span><text:span text:style-name="T61">/1</text:span><text:span text:style-name="T60">1</text:span><text:span text:style-name="T61">/2025</text:span></text:p>
          <text:list>
            <text:list-item>
              <text:p text:style-name="P119">Finalizado el listado de recetas para revisar desde el menú de revisor</text:p>
            </text:list-item>
            <text:list-item>
              <text:p text:style-name="P119"><text:soft-page-break/>Finalizada la vista de recetas del panel de administración.</text:p>
            </text:list-item>
            <text:list-item>
              <text:p text:style-name="P121">Incorporada búsqueda en todas las secciones de vista de recetas</text:p>
            </text:list-item>
            <text:list-item>
              <text:p text:style-name="P122">Finalizada funcionalidad para actualizar recetas.</text:p>
            </text:list-item>
          </text:list>
        </text:list-item>
        <text:list-item>
          <text:p text:style-name="P40"><text:span text:style-name="T61">Día </text:span><text:span text:style-name="T74">4</text:span><text:span text:style-name="T76">2</text:span><text:span text:style-name="T61">: </text:span><text:span text:style-name="T66">1</text:span><text:span text:style-name="T76">8</text:span><text:span text:style-name="T61">/1</text:span><text:span text:style-name="T60">1</text:span><text:span text:style-name="T61">/2025</text:span></text:p>
          <text:list>
            <text:list-item>
              <text:p text:style-name="P123">Creada la vista de la receta completa. Inserta todos los datos excepto ingredientes, utensilios y etiquetas de estilos de cocina, tipos de plato, etc.</text:p>
            </text:list-item>
          </text:list>
        </text:list-item>
        <text:list-item>
          <text:p text:style-name="P41"><text:span text:style-name="T61">Día </text:span><text:span text:style-name="T74">4</text:span><text:span text:style-name="T78">3</text:span><text:span text:style-name="T61">: </text:span><text:span text:style-name="T66">1</text:span><text:span text:style-name="T78">9</text:span><text:span text:style-name="T61">/1</text:span><text:span text:style-name="T60">1</text:span><text:span text:style-name="T61">/2025</text:span></text:p>
          <text:list>
            <text:list-item>
              <text:p text:style-name="P125">Finalizada y formateada la vista de usuario de la receta. Inserta todos los datos de la receta incluyendo ingredientes, cantidades, unidades, utensilios, etiquetas, etc. </text:p>
            </text:list-item>
          </text:list>
        </text:list-item>
      </text:list>
      <text:p text:style-name="P2"/>
      <text:p text:style-name="P45"><text:span text:style-name="T77">COSAS QUE FALTAN POR HACER</text:span></text:p>
      <text:list text:style-name="L1">
        <text:list-item>
          <text:p text:style-name="P124">Añadir receta a favoritos<text:span text:style-name="T32"/></text:p>
        </text:list-item>
        <text:list-item>
          <text:p text:style-name="P120">Recalcular los ingredientes en función del número de personas</text:p>
        </text:list-item>
        <text:list-item>
          <text:p text:style-name="P120">Sacar la ficha de coste</text:p>
        </text:list-item>
        <text:list-item>
          <text:p text:style-name="P120">Descargar lista de ingredientes en pdf</text:p>
        </text:list-item>
        <text:list-item>
          <text:p text:style-name="P120">Descargar la ficha técnica en pdf</text:p>
        </text:list-item>
        <text:list-item>
          <text:p text:style-name="P120">Paginado mediante scroll infinit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1</text:page-number><text:s/>de <text:page-count>11</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9T23:46:19.799911705</dc:date>
    <meta:editing-duration>P1DT15H16M59S</meta:editing-duration>
    <meta:editing-cycles>112</meta:editing-cycles>
    <meta:generator>LibreOffice/7.4.7.2$Linux_X86_64 LibreOffice_project/40$Build-2</meta:generator>
    <meta:document-statistic meta:table-count="0" meta:image-count="0" meta:object-count="0" meta:page-count="11" meta:paragraph-count="232" meta:word-count="2395" meta:character-count="14575" meta:non-whitespace-character-count="12633"/>
  </office:meta>
</office:document-meta>
</file>